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724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0.8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16.45pt"/>
    </style:style>
    <style:style style:name="co7" style:family="table-column">
      <style:table-column-properties fo:break-before="auto" style:column-width="190.86pt"/>
    </style:style>
    <style:style style:name="co8" style:family="table-column">
      <style:table-column-properties fo:break-before="auto" style:column-width="166.99pt"/>
    </style:style>
    <style:style style:name="co9" style:family="table-column">
      <style:table-column-properties fo:break-before="auto" style:column-width="112.96pt"/>
    </style:style>
    <style:style style:name="co10" style:family="table-column">
      <style:table-column-properties fo:break-before="auto" style:column-width="162.79pt"/>
    </style:style>
    <style:style style:name="co11" style:family="table-column">
      <style:table-column-properties fo:break-before="auto" style:column-width="129.09pt"/>
    </style:style>
    <style:style style:name="co12" style:family="table-column">
      <style:table-column-properties fo:break-before="auto" style:column-width="162.11pt"/>
    </style:style>
    <style:style style:name="co13" style:family="table-column">
      <style:table-column-properties fo:break-before="auto" style:column-width="16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 style:data-style-name="N11"/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S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th 1</text:p>
          </table:table-cell>
          <table:table-cell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] false)</text:p>
          </table:table-cell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2.884375e+0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/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4"/>
        </table:table-row>
      </table:table>
      <table:table table:name="Path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</table:table-row>
        <table:table-row table:style-name="ro1">
          <table:table-cell office:value-type="string" calcext:value-type="string">
            <text:p>omeg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iterations</text:p>
          </table:table-cell>
          <table:table-cell table:number-columns-repeated="2" table:style-name="ce5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_over_fou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_minus_omega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linear regression at 0.5 &gt; 0.5</text:p>
          </table:table-cell>
          <table:table-cell office:value-type="string" calcext:value-type="string">
            <text:p>7.98867*10^-8 + 5. x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m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-3.04026*10^-8 + 1. x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im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p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7" table:formula="of:=14/15" office:value-type="percentage" office:value="0.933333333333333" calcext:value-type="percentage">
            <text:p>93.33%</text:p>
          </table:table-cell>
          <table:table-cell table:number-columns-repeated="4"/>
        </table:table-row>
      </table:table>
      <table:table table:name="ApproxSymate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0"/>
        <table:table-row table:style-name="ro1">
          <table:table-cell/>
          <table:table-cell office:value-type="string" calcext:value-type="string">
            <text:p>Number of variable declarations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umber of variable declarations</text:p>
          </table:table-cell>
          <table:table-cell table:formula="of:=SUMPRODUCT(NOT(ISBLANK([.B5:.B22])))" office:value-type="float" office:value="18" calcext:value-type="float">
            <text:p>1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 (ApproxSymate)?</text:p>
          </table:table-cell>
          <table:table-cell table:style-name="Default"/>
        </table:table-row>
        <table:table-row table:style-name="ro1">
          <table:table-cell table:style-name="ce8"/>
          <table:table-cell table:style-name="ce8" office:value-type="string" calcext:value-type="string">
            <text:p>omega</text:p>
          </table:table-cell>
          <table:table-cell table:number-columns-repeated="2" table:style-name="ce8" office:value-type="string" calcext:value-type="string">
            <text:p>Y</text:p>
          </table:table-cell>
          <table:table-cell table:formula="of:=IF([.C5]=&quot;N&quot;;IF([.D5]=&quot;N&quot;;&quot;TN&quot;;&quot;FP&quot;);IF([.D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table:formula="of:=IF([.C6]=&quot;N&quot;;IF([.D6]=&quot;N&quot;;&quot;TN&quot;;&quot;FP&quot;);IF([.D6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num_iteration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7]=&quot;N&quot;;IF([.D7]=&quot;N&quot;;&quot;TN&quot;;&quot;FP&quot;);IF([.D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formula="of:=IF([.C8]=&quot;N&quot;;IF([.D8]=&quot;N&quot;;&quot;TN&quot;;&quot;FP&quot;);IF([.D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</text:p>
          </table:table-cell>
          <table:table-cell table:formula="of:=IF([.C9]=&quot;N&quot;;IF([.D9]=&quot;N&quot;;&quot;TN&quot;;&quot;FP&quot;);IF([.D9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omega_over_four</text:p>
          </table:table-cell>
          <table:table-cell table:number-columns-repeated="2" office:value-type="string" calcext:value-type="string">
            <text:p>Y</text:p>
          </table:table-cell>
          <table:table-cell table:formula="of:=IF([.C10]=&quot;N&quot;;IF([.D10]=&quot;N&quot;;&quot;TN&quot;;&quot;FP&quot;);IF([.D10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one_minus_omega</text:p>
          </table:table-cell>
          <table:table-cell table:style-name="ce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11]=&quot;N&quot;;IF([.D11]=&quot;N&quot;;&quot;TN&quot;;&quot;FP&quot;);IF([.D11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Mm1</text:p>
          </table:table-cell>
          <table:table-cell table:number-columns-repeated="2" office:value-type="string" calcext:value-type="string">
            <text:p>N</text:p>
          </table:table-cell>
          <table:table-cell table:formula="of:=IF([.C12]=&quot;N&quot;;IF([.D12]=&quot;N&quot;;&quot;TN&quot;;&quot;FP&quot;);IF([.D1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Nm1</text:p>
          </table:table-cell>
          <table:table-cell table:number-columns-repeated="2" office:value-type="string" calcext:value-type="string">
            <text:p>N</text:p>
          </table:table-cell>
          <table:table-cell table:formula="of:=IF([.C13]=&quot;N&quot;;IF([.D13]=&quot;N&quot;;&quot;TN&quot;;&quot;FP&quot;);IF([.D13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table:formula="of:=IF([.C14]=&quot;N&quot;;IF([.D14]=&quot;N&quot;;&quot;TN&quot;;&quot;FP&quot;);IF([.D14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4" office:value-type="string" calcext:value-type="string">
            <text:p>i </text:p>
          </table:table-cell>
          <table:table-cell table:number-columns-repeated="2" office:value-type="string" calcext:value-type="string">
            <text:p>N</text:p>
          </table:table-cell>
          <table:table-cell table:formula="of:=IF([.C15]=&quot;N&quot;;IF([.D15]=&quot;N&quot;;&quot;TN&quot;;&quot;FP&quot;);IF([.D1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Y</text:p>
          </table:table-cell>
          <table:table-cell table:formula="of:=IF([.C16]=&quot;N&quot;;IF([.D16]=&quot;N&quot;;&quot;TN&quot;;&quot;FP&quot;);IF([.D16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Gim1</text:p>
          </table:table-cell>
          <table:table-cell table:number-columns-repeated="2" office:value-type="string" calcext:value-type="string">
            <text:p>Y</text:p>
          </table:table-cell>
          <table:table-cell table:formula="of:=IF([.C17]=&quot;N&quot;;IF([.D17]=&quot;N&quot;;&quot;TN&quot;;&quot;FP&quot;);IF([.D17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Gip1</text:p>
          </table:table-cell>
          <table:table-cell table:number-columns-repeated="2" office:value-type="string" calcext:value-type="string">
            <text:p>Y</text:p>
          </table:table-cell>
          <table:table-cell table:formula="of:=IF([.C18]=&quot;N&quot;;IF([.D18]=&quot;N&quot;;&quot;TN&quot;;&quot;FP&quot;);IF([.D18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formula="of:=IF([.C19]=&quot;N&quot;;IF([.D19]=&quot;N&quot;;&quot;TN&quot;;&quot;FP&quot;);IF([.D19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G</text:p>
          </table:table-cell>
          <table:table-cell table:number-columns-repeated="2" table:style-name="ce8" office:value-type="string" calcext:value-type="string">
            <text:p>Y</text:p>
          </table:table-cell>
          <table:table-cell table:formula="of:=IF([.C20]=&quot;N&quot;;IF([.D20]=&quot;N&quot;;&quot;TN&quot;;&quot;FP&quot;);IF([.D20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table:style-name="ce9"/>
          <table:table-cell table:number-columns-repeated="3" table:style-name="ce9" office:value-type="string" calcext:value-type="string">
            <text:p>N</text:p>
          </table:table-cell>
          <table:table-cell table:formula="of:=IF([.C21]=&quot;N&quot;;IF([.D21]=&quot;N&quot;;&quot;TN&quot;;&quot;FP&quot;);IF([.D21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number-columns-repeated="2" office:value-type="string" calcext:value-type="string">
            <text:p>N</text:p>
          </table:table-cell>
          <table:table-cell table:formula="of:=IF([.C22]=&quot;N&quot;;IF([.D22]=&quot;N&quot;;&quot;TN&quot;;&quot;FP&quot;);IF([.D2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TP</text:p>
          </table:table-cell>
          <table:table-cell table:formula="of:=COUNTIFS([.E5:.E22];&quot;=TP&quot;)" office:value-type="float" office:value="8" calcext:value-type="float">
            <text:p>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N</text:p>
          </table:table-cell>
          <table:table-cell table:style-name="ce10" table:formula="of:=COUNTIFS([.E5:.E22];&quot;=TN&quot;)"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P</text:p>
          </table:table-cell>
          <table:table-cell table:style-name="ce10" table:formula="of:=COUNTIFS([.E5:.E22];&quot;=FP&quot;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N</text:p>
          </table:table-cell>
          <table:table-cell table:style-name="ce10" table:formula="of:=COUNTIFS([.E5:.E22];&quot;=FN&quot;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8" table:formula="of:=SUM([.B24:.B27])" office:value-type="float" office:value="18" calcext:value-type="float">
            <text:p>18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4]+[.B25])/[.B28]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24]/([.B24]+[.B26])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24]/([.B24]+[.B27])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16:04:03.600970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8-01T16:51:05.710511866</dc:date>
    <meta:editing-duration>PT3H21M30S</meta:editing-duration>
    <meta:editing-cycles>31</meta:editing-cycles>
    <meta:generator>LibreOffice/5.1.6.2$Linux_X86_64 LibreOffice_project/10m0$Build-2</meta:generator>
    <meta:document-statistic meta:table-count="3" meta:cell-count="181" meta:object-count="0"/>
  </office:meta>
</office:document-meta>
</file>